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35015ca"/>
    </style:style>
    <style:style style:name="T6" style:family="text">
      <style:text-properties officeooo:rsid="035534de"/>
    </style:style>
    <style:style style:name="T7" style:family="text">
      <style:text-properties officeooo:rsid="03626983"/>
    </style:style>
    <style:style style:name="T8" style:family="text">
      <style:text-properties officeooo:rsid="03635d4f"/>
    </style:style>
    <style:style style:name="T9" style:family="text">
      <style:text-properties officeooo:rsid="0364cf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6">Esser-</text:span>Skala, 20<text:span text:style-name="T7">20</text:span></text:p>
      <text:p text:style-name="P5"/>
      <text:p text:style-name="P5"/>
      <text:p text:style-name="P2">© 20<text:span text:style-name="T7">20</text:span> by Wolfgang <text:span text:style-name="T6">Esser-</text:span>Skala. This edition is licensed under the<text:span text:style-name="T5"> </text:span>Creative Commons Attribution<text:span text:style-name="T2">-NonCommercial-ShareAlike</text:span> 4.0 International License.<text:span text:style-name="T5"> </text:span>To view a copy of this license, visit http://creativecommons.org/licenses/by<text:span text:style-name="T3">-nc-sa</text:span>/4.0/.</text:p>
      <text:p text:style-name="P1"/>
      <text:p text:style-name="P3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4">First <text:span text:style-name="T4">version</text:span>, <text:span text:style-name="T9">Marc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20T14:53:33.920616524</dc:date>
    <dc:creator>Wolfgang Skala</dc:creator>
    <meta:editing-duration>P9DT4H50M12S</meta:editing-duration>
    <meta:editing-cycles>786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1" meta:non-whitespace-character-count="385"/>
  </office:meta>
</office:document-meta>
</file>